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a2bbd" officeooo:paragraph-rsid="000a2bbd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a2bbd" officeooo:paragraph-rsid="000a2bbd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b7454" officeooo:paragraph-rsid="000b7454" style:font-size-asian="10.5pt" style:font-size-complex="12pt"/>
    </style:style>
    <style:style style:name="T1" style:family="text">
      <style:text-properties officeooo:rsid="000b74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evor Jennings Justifications for Car Hire in Phoenix USA <text:s/></text:p>
      <text:p text:style-name="P1"/>
      <text:p text:style-name="P2">1. It was agreed with the ASVAT Project Leader Dr Martin <text:s/>Brain.</text:p>
      <text:p text:style-name="P2">2. The car was hired to transport 2 people, Dr Brain and me.</text:p>
      <text:p text:style-name="P2">3. There was not a straight forward way of transferring from the airport to the hotel by public transport. <text:s/>We would have had to take a taxi.</text:p>
      <text:p text:style-name="P2">4. The hotel was some distance from the site we had to visit, the meetings started early and lasted all day. <text:s/>Travelling by public transport would have been difficult, if at all possible, and lengthy. <text:s/>We would <text:span text:style-name="T1">had to </text:span>have use<text:span text:style-name="T1">d</text:span> taxis.</text:p>
      <text:p text:style-name="P2">5. <text:span text:style-name="T1">The temperatures were 40 degrees Celsius plus and not conducive for waiting and travelling public transport and arriving fresh for important client meetings.</text:span></text:p>
      <text:p text:style-name="P3">6. The cost of taxis would have exceeded the cost of car hire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3:40:35.408309111</meta:creation-date>
    <dc:date>2019-11-14T13:56:34.807814864</dc:date>
    <meta:editing-duration>PT5M29S</meta:editing-duration>
    <meta:editing-cycles>1</meta:editing-cycles>
    <meta:document-statistic meta:table-count="0" meta:image-count="0" meta:object-count="0" meta:page-count="1" meta:paragraph-count="7" meta:word-count="140" meta:character-count="781" meta:non-whitespace-character-count="642"/>
    <meta:generator>LibreOffice/6.1.5.2$Linux_X86_64 LibreOffice_project/10$Build-2</meta:generator>
  </office:meta>
</office:document-meta>
</file>